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color="#800000" style:font-name="Verdana1"/>
    </style:style>
    <style:style style:name="T4" style:family="text">
      <style:text-properties fo:color="#800000" style:font-name="Verdana1" fo:font-weight="bold"/>
    </style:style>
    <style:style style:name="T5" style:family="text">
      <style:text-properties fo:color="#800000" style:font-name="Verdana1" fo:font-size="13.5pt"/>
    </style:style>
    <style:style style:name="T6" style:family="text">
      <style:text-properties fo:color="#800000" style:font-name="Verdana1" fo:font-size="10pt"/>
    </style:style>
    <style:style style:name="T7" style:family="text">
      <style:text-properties fo:color="#800000" style:font-name="Verdana1" fo:font-size="14pt"/>
    </style:style>
    <style:style style:name="T8" style:family="text">
      <style:text-properties style:font-name="Verdana1"/>
    </style:style>
    <style:style style:name="T9" style:family="text">
      <style:text-properties style:font-name="Verdana1" style:text-underline-style="solid" style:text-underline-width="auto" style:text-underline-color="font-color" fo:font-weight="bold"/>
    </style:style>
    <style:style style:name="T10" style:family="text">
      <style:text-properties style:font-name="Verdana1" fo:font-size="14pt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80"/>
    </style:style>
    <style:style style:name="T14" style:family="text">
      <style:text-properties fo:color="#000080" style:font-name="Verdana1" fo:font-size="36pt" fo:font-weight="bold"/>
    </style:style>
    <style:style style:name="T15" style:family="text">
      <style:text-properties fo:color="#000080" style:font-name="Verdana1" fo:font-size="16pt" fo:font-weight="bold"/>
    </style:style>
    <style:style style:name="T16" style:family="text">
      <style:text-properties fo:color="#000080" style:font-name="Verdana1" fo:font-size="14pt"/>
    </style:style>
    <style:style style:name="T17" style:family="text">
      <style:text-properties fo:color="#000080" style:font-name="Verdana1" fo:font-size="14pt" fo:font-weight="bold"/>
    </style:style>
    <style:style style:name="T18" style:family="text">
      <style:text-properties fo:color="#000080" style:font-name="Comic Sans MS" fo:font-size="14pt" style:text-underline-style="solid" style:text-underline-width="auto" style:text-underline-color="font-color"/>
    </style:style>
    <style:style style:name="T19" style:family="text">
      <style:text-properties fo:color="#000080" fo:background-color="#ffff00"/>
    </style:style>
    <style:style style:name="T20" style:family="text">
      <style:text-properties fo:color="#000080" style:text-underline-style="solid" style:text-underline-width="auto" style:text-underline-color="font-color"/>
    </style:style>
    <style:style style:name="T21" style:family="text">
      <style:text-properties fo:color="#000080" fo:font-size="16pt" fo:font-weight="bold"/>
    </style:style>
    <style:style style:name="T22" style:family="text">
      <style:text-properties fo:color="#000080" fo:font-size="14pt"/>
    </style:style>
    <style:style style:name="T23" style:family="text">
      <style:text-properties fo:font-size="14pt"/>
    </style:style>
    <style:style style:name="T24" style:family="text">
      <style:text-properties fo:font-size="10pt"/>
    </style:style>
    <style:style style:name="T25" style:family="text">
      <style:text-properties fo:color="#008000" style:font-name="Verdana1" fo:font-size="10.5pt"/>
    </style:style>
    <style:style style:name="T26" style:family="text">
      <style:text-properties fo:font-size="16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2">Smoothies!</text:span> </text:p>
      <text:p text:style-name="Standard"/>
      <text:p text:style-name="Standard">Summertime and smoothies just seem to go hand-in-hand. When the weather is hot I love making my kids a smoothie for lunch. They are enjoyable treat for the kids and I know that they have good nutritious ingredients in them. I like to serve these with a homemade muffin or a peanut butter sandwich. </text:p>
      <text:p text:style-name="Standard"><text:line-break/><text:line-break/>Here are some of our favorite smoothie recipes: </text:p>
      <text:p text:style-name="Standard"/>
      <text:p text:style-name="P1">Banana Strawberry Kefir Smoothies </text:p>
      <text:p text:style-name="Standard">2 ripe bananas<text:line-break/>1 heaping cup fresh strawberries (frozen will also work)<text:line-break/>2 cups kefir<text:line-break/>Honey to taste, optional</text:p>
      <text:p text:style-name="Standard">Put kefir, bananas and strawberries into your blender. Turn your blender on high and mix until all is smooth (taste to see if you want to add a little honey for sweetener at this point). Pour into a glass. Enjoy!</text:p>
      <text:p text:style-name="Standard"/>
      <text:p text:style-name="Standard"><text:line-break/><text:line-break/><text:span text:style-name="T12">Strawberry Smoothie</text:span><text:line-break/><text:line-break/>2 cups milk<text:line-break/>1 cup frozen strawberries<text:line-break/>sweetener, to taste<text:line-break/><text:line-break/>Mix all in a blender until thick and smooth.</text:p>
      <text:p text:style-name="Standard"><text:line-break/><text:line-break/><text:span text:style-name="T12">Fruity Smoothie</text:span><text:line-break/><text:line-break/>1 ½ cups frozen strawberries<text:line-break/>1 ½ cups apple juice<text:line-break/>2 or 3 frozen banana pieces<text:line-break/><text:line-break/>Combine all ingredients in your blender. Blend until smooth. Add more juice if to thick or more frozen banana pieces if to thin.<text:line-break/><text:line-break/><text:line-break/><text:span text:style-name="T12">Blueberry Smoothie</text:span><text:line-break/><text:line-break/>2 cups frozen blueberries<text:line-break/>1 cup pineapple-orange juice<text:line-break/>1 cup yogurt<text:line-break/>sweetener to taste, if desired<text:line-break/><text:soft-page-break/><text:line-break/>Mix all in blender and enjoy!</text:p>
      <text:p text:style-name="Standard"/>
      <text:p text:style-name="Standard"/>
      <text:p text:style-name="Standard"><text:bookmark text:name="aswift_0_expand"/><text:bookmark text:name="aswift_0_anchor"/><text:span text:style-name="T12">Chocolate Peanut Butter Smoothie</text:span><text:line-break/><text:line-break/>1 frozen banana<text:line-break/>3T smooth or chunky peanut butter (use the kind that is made with all peanuts)<text:line-break/>2T chocolate syrup <text:line-break/>¾ cup of milk<text:line-break/><text:line-break/>Put everything in the blender and blend until nice and smooth.<text:line-break/><text:line-break/><text:line-break/><text:span text:style-name="T12">Peaches and Cream Smoothie</text:span><text:line-break/><text:line-break/>1 cup milk<text:line-break/>1 cup plain yogurt<text:line-break/>1 can (15oz) peaches, drained ~ I use peaches that are canned in pear juice<text:line-break/>or 2 large fresh peaches, peeled, pitted and sliced<text:line-break/>sweetener to taste, if desired<text:line-break/><text:line-break/>Mix all of the above in blender. Add a few ice cubes if you would like it<text:line-break/>thick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19:44.08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2" meta:paragraph-count="9" meta:word-count="310" meta:character-count="1747"/>
  </office:meta>
</office:document-meta>
</file>